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style:text-properties style:font-name="Times New Roman"/>
    </style:style>
    <style:style style:name="P2" style:family="paragraph" style:parent-style-name="Standard">
      <style:paragraph-properties fo:line-height="200%" fo:text-align="center" style:justify-single-word="false"/>
      <style:text-properties style:font-name="Times New Roman"/>
    </style:style>
    <style:style style:name="P3" style:family="paragraph" style:parent-style-name="Standard">
      <style:paragraph-properties fo:line-height="200%" fo:text-align="start" style:justify-single-word="false"/>
      <style:text-properties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harath Kleips</text:p>
      <text:p text:style-name="P1">Professor Nancy LaTourrette</text:p>
      <text:p text:style-name="P1">CS 202</text:p>
      <text:p text:style-name="P1">28 January 2014</text:p>
      <text:p text:style-name="P2">Project 1 Documentation</text:p>
      <text:p text:style-name="P3"><text:tab/>There are several purposes to this program. First is the use file input to load a deck of cards from a file into a 3-dimensional character array. Each row is separated by the card's suit, each column is separated by the card's rank, and each depth is the character array copied from the file. Next, the text file will then be shuffled into a 2-dimensional array, each row representing a card, and each column is the character array. The newly shuffled 2-dimensional array of cards will then be outputted to a file. The program must allow the user to input their own file name to load, display the unshuffled deck in the terminal, display the shuffled deck in the terminal, shuffle the deck, and output the file with a menu system that runs until the user wishes to close.</text:p>
      <text:p text:style-name="P3"><text:tab/>The design of the program is very modular with each task being separated into different functions. This design allows the menu system to be easily created and modified. The program also strives to make output as readable and user-friendly as possible. As a result, the menu system is easy to comprehend and operate. The program can also load files with each card on separate lines, all of the cards on one line, or any number of cards on multiple lines. As a result, the shuffled output file can also be reloaded into the program (although there is currently no reason to, as the program supports multiple shuffles.)</text:p>
      <text:p text:style-name="P3"><text:tab/>One major issue that has come up is with the algorithm to shuffle. Currently, the algorithm selects cards in-order from the 3-dimensional array and places them randomly into the 2-dimensional array. If the randomly selected index in the 2-dimensional array, is already filled, it will continue to randomize the index until the selected index is empty. Theoretically, the method means that the program could run forever, and isn't as efficient as it could be as the number of iterations increases as <text:soft-page-break/>the 2-dimensional array fills. In usage though, the program executes the entire shuffle extremely quickly (at less than 1 second), but the times may vary as it ranges from a best case scenario of 52 iterations to a worst case scenario of infinite iterations (although highly unlikely.)</text:p>
      <text:p text:style-name="P3"><text:tab/>If there was more time, the actual source code of the project will be changed from “C-Style to “C++-Style.” Originally it was programed in a procedural mindset, with functions that are used by other functions being on top and the main function being on the bottom. Although function prototypes were included, they are unnecessary in the current version. Future projects will use function prototypes and therefor have code that is more organized with sensibility, rather than when they are execu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rol </meta:initial-creator>
    <meta:creation-date>1971-05-31T10:04:48</meta:creation-date>
    <meta:printed-by>Zarol </meta:printed-by>
    <meta:print-date>1971-05-31T10:05:15</meta:print-date>
    <dc:date>1971-05-31T10:40:29</dc:date>
    <dc:creator>Zarol </dc:creator>
    <meta:editing-duration>PT1M30S</meta:editing-duration>
    <meta:editing-cycles>1</meta:editing-cycles>
    <meta:document-statistic meta:table-count="0" meta:image-count="0" meta:object-count="0" meta:page-count="2" meta:paragraph-count="9" meta:word-count="467" meta:character-count="2759" meta:non-whitespace-character-count="2297"/>
    <meta:generator>LibreOffice/3.5$Linux_X86_64 LibreOffice_project/350m1$Build-2</meta:generator>
  </office:meta>
</office:document-meta>
</file>